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A00000161000000263F343D8E.svm" manifest:media-type=""/>
  <manifest:file-entry manifest:full-path="Pictures/2000001A000001380000019AD87B5BAA.svm" manifest:media-type=""/>
  <manifest:file-entry manifest:full-path="Pictures/200000320000030400000198435213AA.svm" manifest:media-type=""/>
  <manifest:file-entry manifest:full-path="Pictures/200000A200000C77000001D948183605.svm" manifest:media-type=""/>
  <manifest:file-entry manifest:full-path="Pictures/2000005A000008D30000019876729E4D.svm" manifest:media-type=""/>
  <manifest:file-entry manifest:full-path="Pictures/2000003A000005310000019311F70636.svm" manifest:media-type=""/>
  <manifest:file-entry manifest:full-path="Pictures/2000001A0000013800000195E7F9D297.svm" manifest:media-type=""/>
  <manifest:file-entry manifest:full-path="Pictures/2000002200000226000001962D49C64F.svm" manifest:media-type=""/>
  <manifest:file-entry manifest:full-path="Pictures/2000003A0000038300000193B853C461.svm" manifest:media-type=""/>
  <manifest:file-entry manifest:full-path="Pictures/2000001A0000014C00000195BB6E6D16.svm" manifest:media-type=""/>
  <manifest:file-entry manifest:full-path="Pictures/200000220000019000000198E8110A43.svm" manifest:media-type=""/>
  <manifest:file-entry manifest:full-path="Pictures/2000001A000001380000019527B36F40.svm" manifest:media-type=""/>
  <manifest:file-entry manifest:full-path="Pictures/20000032000002EE000001988DFB460C.svm" manifest:media-type=""/>
  <manifest:file-entry manifest:full-path="Pictures/10000000000000960000011016C8DDFD.png" manifest:media-type=""/>
  <manifest:file-entry manifest:full-path="Pictures/20000042000003C6000001DCECF16D21.svm" manifest:media-type=""/>
  <manifest:file-entry manifest:full-path="Pictures/2000001A000001380000019512C58896.svm" manifest:media-type=""/>
  <manifest:file-entry manifest:full-path="Pictures/2000001A0000014C0000019AC86C6D30.svm" manifest:media-type=""/>
  <manifest:file-entry manifest:full-path="Pictures/200000220000023700000196C4D40518.svm" manifest:media-type=""/>
  <manifest:file-entry manifest:full-path="Pictures/20000042000003D7000001DCD6E1428A.svm" manifest:media-type=""/>
  <manifest:file-entry manifest:full-path="Pictures/2000001A0000015C00000195C6BAC92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svg:stroke-width="0.102cm" draw:marker-start="Arrow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TexMathsArgs="14§display§\densitydiscrete{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2cm" draw:marker-start-width="0.427cm" draw:marker-end="Arrow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TexMathsArgs="14§display§\densitydiscrete{2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_32__20_Dots_20_1_20_Dash"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TexMathsArgs="14§display§\l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\densitydiscrete{3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densitydiscrete{4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densitydiscrete{2(\link-1)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densitydiscrete{2\link -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splitratio_{2\left(\link-1\right)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\densitydiscrete{2\link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densitydiscrete{2\nlinks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jdown{2\nlink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\splitratio_{2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\condiscrete{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\condiscrete{3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\condiscrete{2\link-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\splitratio_{2\nlinks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jdown{1}=\jup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\jdown{3}=\jdown{2}=\jup{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jdown{2\link -1}=\jdown{2\left(\link-1\right)}=\jup{2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1.381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53cm" svg:y1="2.023cm" svg:x2="0.238cm" svg:y2="3.413cm">
          <text:p/>
        </draw:line>
        <draw:frame draw:style-name="gr3" draw:text-style-name="P1" draw:layer="layout" svg:width="0.435cm" svg:height="0.566cm" svg:x="0.057cm" svg:y="2.466cm">
          <draw:image xlink:href="Pictures/2000001A0000013800000195E7F9D297.svm" xlink:type="simple" xlink:show="embed" xlink:actuate="onLoad">
            <text:p/>
          </draw:image>
        </draw:frame>
        <draw:line draw:style-name="gr4" draw:text-style-name="P1" draw:layer="layout" svg:x1="2.778cm" svg:y1="1.612cm" svg:x2="5.318cm" svg:y2="1.612cm">
          <text:p/>
        </draw:line>
        <draw:frame draw:style-name="gr5" draw:text-style-name="P1" draw:layer="layout" svg:width="0.435cm" svg:height="0.566cm" svg:x="3.831cm" svg:y="1.808cm">
          <draw:image xlink:href="Pictures/2000001A000001380000019512C58896.svm" xlink:type="simple" xlink:show="embed" xlink:actuate="onLoad">
            <text:p/>
          </draw:image>
        </draw:frame>
        <draw:custom-shape draw:style-name="gr1" draw:text-style-name="P1" draw:layer="layout" svg:width="1.397cm" svg:height="1.397cm" svg:x="5.318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9cm" svg:y1="2.023cm" svg:x2="4.175cm" svg:y2="3.39cm">
          <text:p/>
        </draw:line>
        <draw:line draw:style-name="gr6" draw:text-style-name="P1" draw:layer="layout" svg:x1="7.731cm" svg:y1="3.39cm" svg:x2="6.531cm" svg:y2="2.024cm">
          <text:p/>
        </draw:line>
        <draw:line draw:style-name="gr4" draw:text-style-name="P1" draw:layer="layout" svg:x1="6.715cm" svg:y1="1.612cm" svg:x2="9.255cm" svg:y2="1.612cm">
          <text:p/>
        </draw:line>
        <draw:frame draw:style-name="gr7" draw:text-style-name="P1" draw:layer="layout" svg:width="0.491cm" svg:height="0.052cm" svg:x="9.509cm" svg:y="1.612cm">
          <draw:image xlink:href="Pictures/2000001A00000161000000263F343D8E.svm" xlink:type="simple" xlink:show="embed" xlink:actuate="onLoad">
            <text:p/>
          </draw:image>
        </draw:frame>
        <draw:line draw:style-name="gr4" draw:text-style-name="P1" draw:layer="layout" svg:x1="10.161cm" svg:y1="1.612cm" svg:x2="12.701cm" svg:y2="1.612cm">
          <text:p/>
        </draw:line>
        <draw:custom-shape draw:style-name="gr1" draw:text-style-name="P1" draw:layer="layout" svg:width="1.397cm" svg:height="1.397cm" svg:x="12.701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73cm" svg:y1="2.023cm" svg:x2="11.558cm" svg:y2="3.39cm">
          <text:p/>
        </draw:line>
        <draw:line draw:style-name="gr6" draw:text-style-name="P1" draw:layer="layout" svg:x1="15.114cm" svg:y1="3.39cm" svg:x2="13.914cm" svg:y2="2.024cm">
          <text:p/>
        </draw:line>
        <draw:line draw:style-name="gr4" draw:text-style-name="P1" draw:layer="layout" svg:x1="14.098cm" svg:y1="1.612cm" svg:x2="16.638cm" svg:y2="1.612cm">
          <text:p/>
        </draw:line>
        <draw:frame draw:style-name="gr7" draw:text-style-name="P1" draw:layer="layout" svg:width="0.491cm" svg:height="0.052cm" svg:x="16.892cm" svg:y="1.612cm">
          <draw:image xlink:href="Pictures/2000001A00000161000000263F343D8E.svm" xlink:type="simple" xlink:show="embed" xlink:actuate="onLoad">
            <text:p/>
          </draw:image>
        </draw:frame>
        <draw:frame draw:style-name="gr8" draw:text-style-name="P1" draw:layer="layout" svg:width="0.435cm" svg:height="0.573cm" svg:x="3.937cm" svg:y="2.459cm">
          <draw:image xlink:href="Pictures/2000001A000001380000019AD87B5BAA.svm" xlink:type="simple" xlink:show="embed" xlink:actuate="onLoad">
            <text:p/>
          </draw:image>
        </draw:frame>
        <draw:frame draw:style-name="gr9" draw:text-style-name="P1" draw:layer="layout" svg:width="0.435cm" svg:height="0.566cm" svg:x="7.768cm" svg:y="1.808cm">
          <draw:image xlink:href="Pictures/2000001A000001380000019527B36F40.svm" xlink:type="simple" xlink:show="embed" xlink:actuate="onLoad">
            <text:p/>
          </draw:image>
        </draw:frame>
        <draw:frame draw:style-name="gr10" draw:text-style-name="P1" draw:layer="layout" svg:width="1.351cm" svg:height="0.665cm" svg:x="10.571cm" svg:y="1.836cm">
          <draw:image xlink:href="Pictures/20000042000003C6000001DCECF16D21.svm" xlink:type="simple" xlink:show="embed" xlink:actuate="onLoad">
            <text:p/>
          </draw:image>
        </draw:frame>
        <draw:frame draw:style-name="gr11" draw:text-style-name="P1" draw:layer="layout" svg:width="1.049cm" svg:height="0.57cm" svg:x="10.619cm" svg:y="2.589cm">
          <draw:image xlink:href="Pictures/20000032000002EE000001988DFB460C.svm" xlink:type="simple" xlink:show="embed" xlink:actuate="onLoad">
            <text:p/>
          </draw:image>
        </draw:frame>
        <draw:frame draw:style-name="gr12" draw:text-style-name="P1" draw:layer="layout" svg:width="1.375cm" svg:height="0.665cm" svg:x="13.334cm" svg:y="2.848cm">
          <draw:image xlink:href="Pictures/20000042000003D7000001DCD6E1428A.svm" xlink:type="simple" xlink:show="embed" xlink:actuate="onLoad">
            <text:p/>
          </draw:image>
        </draw:frame>
        <draw:frame draw:style-name="gr13" draw:text-style-name="P1" draw:layer="layout" svg:width="0.559cm" svg:height="0.57cm" svg:x="15.151cm" svg:y="1.808cm">
          <draw:image xlink:href="Pictures/200000220000019000000198E8110A43.svm" xlink:type="simple" xlink:show="embed" xlink:actuate="onLoad">
            <text:p/>
          </draw:image>
        </draw:frame>
        <draw:line draw:style-name="gr4" draw:text-style-name="P1" draw:layer="layout" svg:x1="17.527cm" svg:y1="1.616cm" svg:x2="20.067cm" svg:y2="1.616cm">
          <text:p/>
        </draw:line>
        <draw:custom-shape draw:style-name="gr1" draw:text-style-name="P1" draw:layer="layout" svg:width="1.397cm" svg:height="1.397cm" svg:x="20.067cm" svg:y="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2.48cm" svg:y1="3.394cm" svg:x2="21.28cm" svg:y2="2.028cm">
          <text:p/>
        </draw:line>
        <draw:frame draw:style-name="gr14" draw:text-style-name="P1" draw:layer="layout" svg:width="0.769cm" svg:height="0.567cm" svg:x="18.272cm" svg:y="1.807cm">
          <draw:image xlink:href="Pictures/2000002200000226000001962D49C64F.svm" xlink:type="simple" xlink:show="embed" xlink:actuate="onLoad">
            <text:p/>
          </draw:image>
        </draw:frame>
        <draw:frame draw:style-name="gr15" draw:text-style-name="P1" draw:layer="layout" svg:width="1.076cm" svg:height="0.482cm" svg:x="20.244cm" svg:y="0.238cm">
          <draw:image xlink:href="Pictures/2000003A0000038300000193B853C461.svm" xlink:type="simple" xlink:show="embed" xlink:actuate="onLoad">
            <text:p/>
          </draw:image>
        </draw:frame>
        <draw:frame draw:style-name="gr16" draw:text-style-name="P1" draw:layer="layout" svg:width="0.486cm" svg:height="0.566cm" svg:x="6.505cm" svg:y="2.931cm">
          <draw:image xlink:href="Pictures/2000001A0000015C00000195C6BAC92E.svm" xlink:type="simple" xlink:show="embed" xlink:actuate="onLoad">
            <text:p/>
          </draw:image>
        </draw:frame>
        <draw:frame draw:style-name="gr17" draw:text-style-name="P1" draw:layer="layout" svg:width="0.459cm" svg:height="0.832cm" svg:x="1.254cm" svg:y="2.651cm">
          <draw:image xlink:href="Pictures/10000000000000960000011016C8DDFD.png" xlink:type="simple" xlink:show="embed" xlink:actuate="onLoad">
            <text:p/>
          </draw:image>
        </draw:frame>
        <draw:frame draw:style-name="gr18" draw:text-style-name="P1" draw:layer="layout" svg:width="0.463cm" svg:height="0.566cm" svg:x="0.692cm" svg:y="2.905cm">
          <draw:image xlink:href="Pictures/2000001A0000014C00000195BB6E6D16.svm" xlink:type="simple" xlink:show="embed" xlink:actuate="onLoad">
            <text:p/>
          </draw:image>
        </draw:frame>
        <draw:frame draw:style-name="gr17" draw:text-style-name="P1" draw:layer="layout" svg:width="0.459cm" svg:height="0.832cm" svg:x="5.118cm" svg:y="2.651cm">
          <draw:image xlink:href="Pictures/10000000000000960000011016C8DDFD.png" xlink:type="simple" xlink:show="embed" xlink:actuate="onLoad">
            <text:p/>
          </draw:image>
        </draw:frame>
        <draw:frame draw:style-name="gr17" draw:text-style-name="P1" draw:layer="layout" svg:width="0.459cm" svg:height="0.832cm" svg:x="12.479cm" svg:y="2.651cm">
          <draw:image xlink:href="Pictures/10000000000000960000011016C8DDFD.png" xlink:type="simple" xlink:show="embed" xlink:actuate="onLoad">
            <text:p/>
          </draw:image>
        </draw:frame>
        <draw:frame draw:style-name="gr19" draw:text-style-name="P1" draw:layer="layout" svg:width="0.463cm" svg:height="0.573cm" svg:x="4.556cm" svg:y="2.905cm">
          <draw:image xlink:href="Pictures/2000001A0000014C0000019AC86C6D30.svm" xlink:type="simple" xlink:show="embed" xlink:actuate="onLoad">
            <text:p/>
          </draw:image>
        </draw:frame>
        <draw:frame draw:style-name="gr20" draw:text-style-name="P1" draw:layer="layout" svg:width="1.078cm" svg:height="0.57cm" svg:x="11.733cm" svg:y="3.159cm">
          <draw:image xlink:href="Pictures/200000320000030400000198435213AA.svm" xlink:type="simple" xlink:show="embed" xlink:actuate="onLoad">
            <text:p/>
          </draw:image>
        </draw:frame>
        <draw:frame draw:style-name="gr21" draw:text-style-name="P1" draw:layer="layout" svg:width="0.792cm" svg:height="0.567cm" svg:x="20.909cm" svg:y="2.719cm">
          <draw:image xlink:href="Pictures/200000220000023700000196C4D40518.svm" xlink:type="simple" xlink:show="embed" xlink:actuate="onLoad">
            <text:p/>
          </draw:image>
        </draw:frame>
        <draw:frame draw:style-name="gr22" draw:text-style-name="P1" draw:layer="layout" svg:width="1.594cm" svg:height="0.482cm" svg:x="1.381cm" svg:y="0.238cm">
          <draw:image xlink:href="Pictures/2000003A000005310000019311F70636.svm" xlink:type="simple" xlink:show="embed" xlink:actuate="onLoad">
            <text:p/>
          </draw:image>
        </draw:frame>
        <draw:frame draw:style-name="gr23" draw:text-style-name="P1" draw:layer="layout" svg:width="2.71cm" svg:height="0.488cm" svg:x="4.81cm" svg:y="0.258cm">
          <draw:image xlink:href="Pictures/2000005A000008D30000019876729E4D.svm" xlink:type="simple" xlink:show="embed" xlink:actuate="onLoad">
            <text:p/>
          </draw:image>
        </draw:frame>
        <draw:frame draw:style-name="gr24" draw:text-style-name="P1" draw:layer="layout" svg:width="3.827cm" svg:height="0.566cm" svg:x="11.778cm" svg:y="0.238cm">
          <draw:image xlink:href="Pictures/200000A200000C77000001D94818360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1T17:03:03</meta:creation-date>
    <dc:date>2013-05-31T22:54:12</dc:date>
    <dc:creator>Jack Reilly</dc:creator>
    <meta:editing-duration>PT12M46S</meta:editing-duration>
    <meta:editing-cycles>11</meta:editing-cycles>
    <meta:generator>LibreOffice/3.6$MacOSX_x86 LibreOffice_project/2ef5aff-a6fb0ff-166bdff-cf087ad-0f1389</meta:generator>
    <meta:document-statistic meta:object-count="38"/>
  </office:meta>
</office:document-meta>
</file>